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5.7264in"/>
    </style:style>
    <style:style style:name="co3" style:family="table-column">
      <style:table-column-properties fo:break-before="auto" style:column-width="3.2339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54in" fo:break-before="auto" style:use-optimal-row-height="false"/>
    </style:style>
    <style:style style:name="ro3" style:family="table-row">
      <style:table-row-properties style:row-height="0.1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2" style:family="table-cell" style:parent-style-name="Default">
      <style:table-cell-properties fo:background-color="#66cc99"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66cc99" style:text-align-source="fix" style:repeat-content="false"/>
      <style:paragraph-properties fo:text-align="start" fo:margin-left="0.139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ccffcc"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cc99" style:text-align-source="fix" style:repeat-content="false" fo:wrap-option="no-wrap" fo:border="0.06pt solid #000000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cc" style:text-align-source="fix" style:repeat-content="false" fo:wrap-option="no-wrap" fo:border="0.06pt solid #000000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font-size="9pt" style:font-size-asian="9pt" style:font-size-complex="9pt"/>
    </style:style>
    <style:style style:name="T1" style:family="text">
      <style:text-properties fo:color="#ff0000"/>
    </style:style>
  </office:automatic-styles>
  <office:body>
    <office:spreadsheet>
      <table:content-validations>
        <table:content-validation table:name="val1" table:condition="of:cell-content-is-in-list(&quot;Failed&quot;;&quot;Passed&quot;;&quot;&quot;)" table:allow-empty-cell="true" table:display-list="unsorted" table:base-cell-address="'Suite CHECK'.E6">
          <table:error-message table:message-type="stop" table:display="true"/>
        </table:content-validation>
      </table:content-validations>
      <table:table table:name="Suite CHECK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Step</text:p>
          </table:table-cell>
          <table:table-cell table:style-name="ce7" office:value-type="string" calcext:value-type="string">
            <text:p>Action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ed/Failed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Prereq.</text:p>
          </table:table-cell>
          <table:table-cell table:style-name="ce3" office:value-type="string" calcext:value-type="string">
            <text:p>String 1: Mr. Smith carbonized blood sausage at 2:30 and 3:40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String 2: Hi there, good morning!</text:p>
          </table:table-cell>
          <table:table-cell table:style-name="ce3"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ranslation with text and locale fields: POST request to /api/translate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>
            <text:p>Open <text:a xlink:href="https://american-british-translator.alevanni.repl.co/" xlink:type="simple">https://american-british-translator.alevanni.repl.co/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>
            <text:p>Write string 1 in the text area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9" office:value-type="string" calcext:value-type="string">
            <text:p>Select “American to British” from the drop-down menu</text:p>
          </table:table-cell>
          <table:table-cell table:number-columns-repeated="2" table:style-name="ce5" office:value-type="string" calcext:value-type="string">
            <text:p>The drop down menu work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9" office:value-type="string" calcext:value-type="string">
            <text:p>Click the Translate button</text:p>
          </table:table-cell>
          <table:table-cell table:style-name="ce5" office:value-type="string" calcext:value-type="string">
            <text:p><text:span text:style-name="T1">Mr</text:span> Smith <text:span text:style-name="T1">carbonised black pudding</text:span> at <text:span text:style-name="T1">2.30</text:span> and <text:span text:style-name="T1">3.40</text:span></text:p>
          </table:table-cell>
          <table:table-cell table:style-name="ce5" office:value-type="string" calcext:value-type="string">
            <text:p><text:span text:style-name="T1">Mr</text:span> Smith <text:span text:style-name="T1">carbonised black pudding</text:span> at <text:span text:style-name="T1">2.30</text:span> and <text:span text:style-name="T1">3.40</text:span>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Translation with empty text: POST request to /api/translate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9" office:value-type="string" calcext:value-type="string">
            <text:p>Open <text:a xlink:href="https://american-british-translator.alevanni.repl.co/" xlink:type="simple">https://american-british-translator.alevanni.repl.co/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9" office:value-type="string" calcext:value-type="string">
            <text:p>Leave the text area empty</text:p>
          </table:table-cell>
          <table:table-cell table:number-columns-repeated="2" table:style-name="ce5" office:value-type="string" calcext:value-type="string">
            <text:p>The text area stays empt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3" calcext:value-type="float">
            <text:p>2.3</text:p>
          </table:table-cell>
          <table:table-cell table:style-name="ce9" office:value-type="string" calcext:value-type="string">
            <text:p>Select “American to British” from the drop-down menu</text:p>
          </table:table-cell>
          <table:table-cell table:number-columns-repeated="2" table:style-name="ce5" office:value-type="string" calcext:value-type="string">
            <text:p>The drop down menu work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4" calcext:value-type="float">
            <text:p>2.4</text:p>
          </table:table-cell>
          <table:table-cell table:style-name="ce9" office:value-type="string" calcext:value-type="string">
            <text:p>Click the Translate button</text:p>
          </table:table-cell>
          <table:table-cell table:number-columns-repeated="2" table:style-name="ce5" office:value-type="string" calcext:value-type="string">
            <text:p>{"error":"No text to translate"} 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Translation with text that needs no translation: POST request to /api/translate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>
            <text:p>Open <text:a xlink:href="https://american-british-translator.alevanni.repl.co/" xlink:type="simple">https://american-british-translator.alevanni.repl.co/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9" office:value-type="string" calcext:value-type="string">
            <text:p>Write string 2 in the text area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9" office:value-type="string" calcext:value-type="string">
            <text:p>Select “British to American” from the drop-down menu</text:p>
          </table:table-cell>
          <table:table-cell table:number-columns-repeated="2" table:style-name="ce5" office:value-type="string" calcext:value-type="string">
            <text:p>The drop down menu work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9" office:value-type="string" calcext:value-type="string">
            <text:p>Click the Translate button</text:p>
          </table:table-cell>
          <table:table-cell table:number-columns-repeated="2" table:style-name="ce5" office:value-type="string" calcext:value-type="string">
            <text:p>Everything looks good to me! 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4.2" calcext:value-type="float">
            <text:p>4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4.4" calcext:value-type="float">
            <text:p>4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4.5" calcext:value-type="float">
            <text:p>4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5.1" calcext:value-type="float">
            <text:p>5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5.2" calcext:value-type="float">
            <text:p>5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5.3" calcext:value-type="float">
            <text:p>5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5.4" calcext:value-type="float">
            <text:p>5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5.5" calcext:value-type="float">
            <text:p>5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6.1" calcext:value-type="float">
            <text:p>6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6.2" calcext:value-type="float">
            <text:p>6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6.3" calcext:value-type="float">
            <text:p>6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6.4" calcext:value-type="float">
            <text:p>6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6.5" calcext:value-type="float">
            <text:p>6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7.1" calcext:value-type="float">
            <text:p>7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7.2" calcext:value-type="float">
            <text:p>7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7.3" calcext:value-type="float">
            <text:p>7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7.4" calcext:value-type="float">
            <text:p>7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7.5" calcext:value-type="float">
            <text:p>7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8.1" calcext:value-type="float">
            <text:p>8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8.2" calcext:value-type="float">
            <text:p>8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8.3" calcext:value-type="float">
            <text:p>8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8.4" calcext:value-type="float">
            <text:p>8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8.5" calcext:value-type="float">
            <text:p>8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9.1" calcext:value-type="float">
            <text:p>9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9.2" calcext:value-type="float">
            <text:p>9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9.3" calcext:value-type="float">
            <text:p>9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9.4" calcext:value-type="float">
            <text:p>9.4</text:p>
          </table:table-cell>
          <table:table-cell table:style-name="ce9"/>
          <table:table-cell table:style-name="ce5" table:number-columns-repeated="16"/>
          <table:table-cell table:number-columns-repeated="1006"/>
        </table:table-row>
        <table:table-row table:style-name="ro1">
          <table:table-cell table:style-name="ce5" office:value-type="float" office:value="9.5" calcext:value-type="float">
            <text:p>9.5</text:p>
          </table:table-cell>
          <table:table-cell table:style-name="ce9"/>
          <table:table-cell table:style-name="ce5" table:number-columns-repeated="16"/>
          <table:table-cell table:number-columns-repeated="100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0:23:13.96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ssia Vanni</meta:initial-creator>
    <meta:creation-date>2021-02-25T14:04:56.20</meta:creation-date>
    <meta:generator>LibreOffice/7.1.1.2$Windows_X86_64 LibreOffice_project/fe0b08f4af1bacafe4c7ecc87ce55bb426164676</meta:generator>
    <dc:date>2021-04-02T10:28:32.985000000</dc:date>
    <meta:editing-duration>PT2H59M23S</meta:editing-duration>
    <meta:editing-cycles>11</meta:editing-cycles>
    <meta:document-statistic meta:table-count="2" meta:cell-count="110" meta:object-count="0"/>
  </office:meta>
</office:document-meta>
</file>